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Error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Error</text:h>
                    <text:list>
                        <text:list-item>
                            <text:h text:style-name="Heading_20_2" text:outline-level="2">Description</text:h>
                        </text:list-item>
                    </text:list>
                </text:list-item>
            </text:list>

            <text:p text:style-name="Standard">This Action throws an error that can then be caught via the <text:span text:style-name="T1">CatchError</text:span> action within the same flow in which this action is located, or within its parent Flow, i.e. of any ancestors Flow.</text:p>

            
                <text:list xml:id="list_Error2" text:continue-numbering="true" text:continue-list="list_Erro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Error4" text:continue-numbering="true" text:style-name="Outline">
                                                <text:list-item>
                                                    <text:list>
                                                        <text:list-item>
                                                            <text:list>
                                                                <text:list-item>
                                                                    <text:h text:style-name="Heading_20_3" text:outline-level="3">
                                                                        Message
                                                                        <text:s text:c="4"/>
                                                                        <text:span text:style-name="T2">EXPRESSION (string)</text:span>
                                                                    </text:h>
                                                                </text:list-item>
                                                            </text:list>
                                                        </text:list-item>
                                                    </text:list>
                                                </text:list-item>
                                            </text:list>
                                            <text:p text:style-name="Standard">A text message describing the type of error, this message will be received by the <text:span text:style-name="T1">CatchError</text:span> Actio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Error5" text:continue-numbering="true" text:continue-list="list_Error4"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Error6" text:continue-numbering="true" text:continue-list="list_Error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Error7" text:continue-numbering="true" text:continue-list="list_Error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Error8" text:continue-numbering="true" text:continue-list="list_Error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Error9" text:continue-numbering="true" text:continue-list="list_Error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Error3" text:continue-numbering="true" text:continue-list="list_Error2" text:style-name="Outline">
                    <text:list-item>
                        <text:list>
                            <text:list-item>
                                <text:h text:style-name="Heading_20_2" text:outline-level="2">Inputs</text:h>
                            </text:list-item>
                        </text:list>
                    </text:list-item>
                </text:list>

                
                            <text:list xml:id="list_Error10"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